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3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8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validation_5f_snp_5f_anylogistix_5f_cm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idation_snp_anylogistix_cm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1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4" table:default-cell-style-name="ce30"/>
        <table:table-column table:style-name="co4" table:default-cell-style-name="Default"/>
        <table:table-column table:style-name="co4" table:default-cell-style-name="ce33"/>
        <table:table-column table:style-name="co4" table:default-cell-style-name="ce30"/>
        <table:table-column table:style-name="co4" table:default-cell-style-name="Default"/>
        <table:table-column table:style-name="co4" table:default-cell-style-name="ce33"/>
        <table:table-column table:style-name="co4" table:number-columns-repeated="16350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9" office:value-type="string" calcext:value-type="string" table:number-columns-spanned="3" table:number-rows-spanned="1">
            <text:p>Model 1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2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3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4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5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6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7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8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9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Model 10</text:p>
          </table:table-cell>
          <table:covered-table-cell table:number-columns-repeated="2" table:style-name="ce19"/>
          <table:table-cell table:number-columns-repeated="16353"/>
        </table:table-row>
        <table:table-row table:style-name="ro2">
          <table:table-cell table:style-name="ce2" office:value-type="string" calcext:value-type="string">
            <text:p>Model short description</text:p>
          </table:table-cell>
          <table:table-cell table:style-name="ce20" office:value-type="string" calcext:value-type="string" table:number-columns-spanned="3" table:number-rows-spanned="1">
            <text:p>S1 -&gt; D1 -&gt; d1 </text:p>
            <text:p>inf -&gt; RQ=500,500 -&gt; 120/2</text:p>
            <text:p>lead=2, t=59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,d2</text:p>
            <text:p>inf -&gt; RQ=500,500 -&gt; 120/2, 80/2</text:p>
            <text:p>lead=2, t=59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 </text:p>
            <text:p>inf -&gt; sS=200,500 -&gt; 120/2</text:p>
            <text:p>lead=2, t=59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, d2</text:p>
            <text:p>inf -&gt; sS with safety =200,500,100 -&gt; 120/2, 80/2</text:p>
            <text:p>lead=1, t=59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</text:p>
            <text:p>inf -&gt; TQ =2,500-&gt; 120/2</text:p>
            <text:p>lead=1, t=59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, D2 -&gt; d1,d2, d3,d4</text:p>
            <text:p>Inf -&gt; sS, RQ -&gt; 10/1, 10/1, 10/2, 10/2</text:p>
            <text:p>Lead = 1, Cost = 10, Simlen = 31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–D4 -&gt; d1–d8 </text:p>
            <text:p>Inf -&gt; sS, sS, RQ, RQ -&gt; 20/1,20/2,20/3,20/4</text:p>
            <text:p>Lead = 1, Cost = 20, simlen = 31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–D8 -&gt; d1–d16 </text:p>
            <text:p>Inf -&gt; D1-D4:=sS, </text:p>
            <text:p>D5–D8:=RQ -&gt; ...</text:p>
            <text:p>Lead = 1, Cost = 30, simlen = 31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, d2</text:p>
            <text:p>inf -&gt; TQ=1,400 -&gt; 60/0.3, 40/0.2</text:p>
            <text:p>lead=5, t=10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S1 -&gt; D1 -&gt; d1, d2</text:p>
            <text:p>inf -&gt; TQ=1,400 -&gt; 60/0.3, 40/0.2</text:p>
            <text:p>lead=5, t=20</text:p>
          </table:table-cell>
          <table:covered-table-cell table:number-columns-repeated="2" table:style-name="ce20"/>
          <table:table-cell table:style-name="ce16" table:number-columns-repeated="16353"/>
        </table:table-row>
        <table:table-row table:style-name="ro1">
          <table:table-cell office:value-type="string" calcext:value-type="string">
            <text:p>Performance metrics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0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style-name="ce10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0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style-name="ce10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0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style-name="ce10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0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style-name="ce7" office:value-type="string" calcext:value-type="string">
            <text:p>Anylogistix</text:p>
          </table:table-cell>
          <table:table-cell table:style-name="ce10" office:value-type="string" calcext:value-type="string">
            <text:p>SupplyNetPy</text:p>
          </table:table-cell>
          <table:table-cell table:style-name="ce13" office:value-type="string" calcext:value-type="string">
            <text:p>Differenc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Available Inventory (at Simulation End)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80" calcext:value-type="float">
            <text:p>5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60" calcext:value-type="float">
            <text:p>17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Average cost per item</text:p>
          </table:table-cell>
          <table:table-cell table:number-columns-repeated="2" office:value-type="float" office:value="85.62957746" calcext:value-type="float">
            <text:p>85.6295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86.38889" calcext:value-type="float">
            <text:p>15386.388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.6875" calcext:value-type="float">
            <text:p>93.6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.6210084" calcext:value-type="float">
            <text:p>99.6210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.30508475" calcext:value-type="float">
            <text:p>99.30508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85874073811193" calcext:value-type="float">
            <text:p>3.85874073811193</text:p>
          </table:table-cell>
          <table:table-cell office:value-type="float" office:value="3.83036764705882" calcext:value-type="float">
            <text:p>3.83036764705882</text:p>
          </table:table-cell>
          <table:table-cell office:value-type="float" office:value="-0.028373091053" calcext:value-type="float">
            <text:p>-0.028373091053</text:p>
          </table:table-cell>
          <table:table-cell office:value-type="float" office:value="5.8366917203224" calcext:value-type="float">
            <text:p>5.8366917203224</text:p>
          </table:table-cell>
          <table:table-cell office:value-type="float" office:value="5.84701492537313" calcext:value-type="float">
            <text:p>5.84701492537313</text:p>
          </table:table-cell>
          <table:table-cell office:value-type="float" office:value="0.010323205051" calcext:value-type="float">
            <text:p>0.01032320505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Average cost per order</text:p>
          </table:table-cell>
          <table:table-cell table:number-columns-repeated="2" office:value-type="float" office:value="16431.62162" calcext:value-type="float">
            <text:p>16431.62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.31833333" calcext:value-type="float">
            <text:p>92.31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90" calcext:value-type="float">
            <text:p>14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06.53333" calcext:value-type="float">
            <text:p>15806.5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30.508475" calcext:value-type="float">
            <text:p>9930.508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1.524444286716" calcext:value-type="float">
            <text:p>231.524444286716</text:p>
          </table:table-cell>
          <table:table-cell office:value-type="float" office:value="228.98021978022" calcext:value-type="float">
            <text:p>228.98021978022</text:p>
          </table:table-cell>
          <table:table-cell office:value-type="float" office:value="-2.544224506496" calcext:value-type="float">
            <text:p>-2.544224506496</text:p>
          </table:table-cell>
          <table:table-cell office:value-type="float" office:value="348.889887102418" calcext:value-type="float">
            <text:p>348.889887102418</text:p>
          </table:table-cell>
          <table:table-cell office:value-type="float" office:value="350.167597765363" calcext:value-type="float">
            <text:p>350.167597765363</text:p>
          </table:table-cell>
          <table:table-cell office:value-type="float" office:value="1.277710662945" calcext:value-type="float">
            <text:p>1.277710662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Placed (Orders) by Custome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20" calcext:value-type="float">
            <text:p>89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520" calcext:value-type="float">
            <text:p>1952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Placed (Orders) by Si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0" calcext:value-type="float">
            <text:p>7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Placed (Products) by Customer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  <table:table-cell office:value-type="float" office:value="4080" calcext:value-type="float">
            <text:p>4080</text:p>
          </table:table-cell>
          <table:table-cell office:value-type="float" office:value="40" calcext:value-type="float">
            <text:p>40</text:p>
          </table:table-cell>
          <table:table-cell office:value-type="float" office:value="8020" calcext:value-type="float">
            <text:p>8020</text:p>
          </table:table-cell>
          <table:table-cell office:value-type="float" office:value="8060" calcext:value-type="float">
            <text:p>8060</text:p>
          </table:table-cell>
          <table:table-cell office:value-type="float" office:value="40" calcext:value-type="float">
            <text:p>4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Placed (Products) by Site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20" calcext:value-type="float">
            <text:p>7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780" calcext:value-type="float">
            <text:p>16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760" calcext:value-type="float">
            <text:p>347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2660" calcext:value-type="float">
            <text:p>2660</text:p>
          </table:table-cell>
          <table:table-cell office:value-type="float" office:value="40" calcext:value-type="float">
            <text:p>4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received (orders) Total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and received (products) Tota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5440" calcext:value-type="float">
            <text:p>5440</text:p>
          </table:table-cell>
          <table:table-cell office:value-type="float" office:value="40" calcext:value-type="float">
            <text:p>40</text:p>
          </table:table-cell>
          <table:table-cell office:value-type="float" office:value="10640" calcext:value-type="float">
            <text:p>10640</text:p>
          </table:table-cell>
          <table:table-cell office:value-type="float" office:value="10720" calcext:value-type="float">
            <text:p>10720</text:p>
          </table:table-cell>
          <table:table-cell office:value-type="float" office:value="80" calcext:value-type="float">
            <text:p>8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ulfillment Received (Orders) by Customer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60" calcext:value-type="float">
            <text:p>182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ulfillment Received (Orders) by Si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80" calcext:value-type="float">
            <text:p>14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ulfillment Received (Products) by Customer</text:p>
          </table:table-cell>
          <table:table-cell table:number-columns-repeated="2"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72.148" calcext:value-type="float">
            <text:p>72.148</text:p>
          </table:table-cell>
          <table:table-cell office:value-type="float" office:value="72.14782383" calcext:value-type="float">
            <text:p>72.14782383</text:p>
          </table:table-cell>
          <table:table-cell office:value-type="float" office:value="0" calcext:value-type="float">
            <text:p>0</text:p>
          </table:table-cell>
          <table:table-cell office:value-type="float" office:value="67.588" calcext:value-type="float">
            <text:p>67.588</text:p>
          </table:table-cell>
          <table:table-cell office:value-type="float" office:value="67.58762813" calcext:value-type="float">
            <text:p>67.58762813</text:p>
          </table:table-cell>
          <table:table-cell office:value-type="float" office:value="0" calcext:value-type="float">
            <text:p>0</text:p>
          </table:table-cell>
          <table:table-cell office:value-type="float" office:value="66.927" calcext:value-type="float">
            <text:p>66.927</text:p>
          </table:table-cell>
          <table:table-cell office:value-type="float" office:value="66.92674338" calcext:value-type="float">
            <text:p>66.9267433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160" calcext:value-type="float">
            <text:p>1160</text:p>
          </table:table-cell>
          <table:table-cell office:value-type="float" office:value="680" calcext:value-type="float">
            <text:p>680</text:p>
          </table:table-cell>
          <table:table-cell office:value-type="float" office:value="1840" calcext:value-type="float">
            <text:p>1840</text:p>
          </table:table-cell>
          <table:table-cell office:value-type="float" office:value="2560" calcext:value-type="float">
            <text:p>2560</text:p>
          </table:table-cell>
          <table:table-cell office:value-type="float" office:value="720" calcext:value-type="float">
            <text:p>7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ulfillment Received (Products) by Site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514.665" calcext:value-type="float">
            <text:p>5514.665</text:p>
          </table:table-cell>
          <table:table-cell office:value-type="float" office:value="5514.665347" calcext:value-type="float">
            <text:p>5514.665347</text:p>
          </table:table-cell>
          <table:table-cell office:value-type="float" office:value="0" calcext:value-type="float">
            <text:p>0</text:p>
          </table:table-cell>
          <table:table-cell office:value-type="float" office:value="7930.912" calcext:value-type="float">
            <text:p>7930.912</text:p>
          </table:table-cell>
          <table:table-cell office:value-type="float" office:value="7930.911888" calcext:value-type="float">
            <text:p>7930.911888</text:p>
          </table:table-cell>
          <table:table-cell office:value-type="float" office:value="0" calcext:value-type="float">
            <text:p>0</text:p>
          </table:table-cell>
          <table:table-cell office:value-type="float" office:value="11991.616" calcext:value-type="float">
            <text:p>11991.616</text:p>
          </table:table-cell>
          <table:table-cell office:value-type="float" office:value="11991.61649" calcext:value-type="float">
            <text:p>11991.61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nventory carrying (holding) cost</text:p>
          </table:table-cell>
          <table:table-cell office:value-type="float" office:value="7599.999989" calcext:value-type="float">
            <text:p>7599.99998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7099.999977" calcext:value-type="float">
            <text:p>7099.999977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3499.999977" calcext:value-type="float">
            <text:p>3499.999977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4739.999974" calcext:value-type="float">
            <text:p>4739.999974</text:p>
          </table:table-cell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office:value-type="float" office:value="10620.00001" calcext:value-type="float">
            <text:p>10620.00001</text:p>
          </table:table-cell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71.2" calcext:value-type="float">
            <text:p>1297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60.4" calcext:value-type="float">
            <text:p>3626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553.6" calcext:value-type="float">
            <text:p>118553.6</text:p>
          </table:table-cell>
          <table:table-cell office:value-type="float" office:value="0" calcext:value-type="float">
            <text:p>0</text:p>
          </table:table-cell>
          <table:table-cell office:value-type="float" office:value="137.199985804444" calcext:value-type="float">
            <text:p>137.199985804444</text:p>
          </table:table-cell>
          <table:table-cell office:value-type="float" office:value="137.2" calcext:value-type="float">
            <text:p>137.2</text:p>
          </table:table-cell>
          <table:table-cell office:value-type="float" office:value="0.000014195556" calcext:value-type="float">
            <text:p>0.000014195556</text:p>
          </table:table-cell>
          <table:table-cell office:value-type="float" office:value="272.39990423037" calcext:value-type="float">
            <text:p>272.39990423037</text:p>
          </table:table-cell>
          <table:table-cell office:value-type="float" office:value="250" calcext:value-type="float">
            <text:p>250</text:p>
          </table:table-cell>
          <table:table-cell office:value-type="float" office:value="-22.39990423037" calcext:value-type="float">
            <text:p>-22.399904230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nventory spend (replenishment cost)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0000" calcext:value-type="float">
            <text:p>11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0000" calcext:value-type="float">
            <text:p>11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0000" calcext:value-type="float">
            <text:p>11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3000" calcext:value-type="float">
            <text:p>54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5000" calcext:value-type="float">
            <text:p>109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2000" calcext:value-type="float">
            <text:p>220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61200" calcext:value-type="float">
            <text:p>61200</text:p>
          </table:table-cell>
          <table:table-cell office:value-type="float" office:value="61800" calcext:value-type="float">
            <text:p>61800</text:p>
          </table:table-cell>
          <table:table-cell office:value-type="float" office:value="600" calcext:value-type="float">
            <text:p>60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Profit</text:p>
          </table:table-cell>
          <table:table-cell table:number-columns-repeated="2" office:value-type="float" office:value="292030" calcext:value-type="float">
            <text:p>292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2180" calcext:value-type="float">
            <text:p>392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750" calcext:value-type="float">
            <text:p>375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4510" calcext:value-type="float">
            <text:p>3145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3200" calcext:value-type="float">
            <text:p>30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20" calcext:value-type="float">
            <text:p>5820</text:p>
          </table:table-cell>
          <table:table-cell office:value-type="float" office:value="0" calcext:value-type="float">
            <text:p>0</text:p>
          </table:table-cell>
          <table:table-cell office:value-type="float" office:value="37162.8000141956" calcext:value-type="float">
            <text:p>37162.8000141956</text:p>
          </table:table-cell>
          <table:table-cell office:value-type="float" office:value="37162.8" calcext:value-type="float">
            <text:p>37162.8</text:p>
          </table:table-cell>
          <table:table-cell office:value-type="float" office:value="-0.000014195553" calcext:value-type="float">
            <text:p>-0.000014195553</text:p>
          </table:table-cell>
          <table:table-cell office:value-type="float" office:value="63897.6000957696" calcext:value-type="float">
            <text:p>63897.6000957696</text:p>
          </table:table-cell>
          <table:table-cell office:value-type="float" office:value="65320" calcext:value-type="float">
            <text:p>65320</text:p>
          </table:table-cell>
          <table:table-cell office:value-type="float" office:value="1422.39990423037" calcext:value-type="float">
            <text:p>1422.399904230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2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5000" calcext:value-type="float">
            <text:p>14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6981.2" calcext:value-type="float">
            <text:p>55698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4120.4" calcext:value-type="float">
            <text:p>113412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6373.6" calcext:value-type="float">
            <text:p>232637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000" calcext:value-type="float">
            <text:p>200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2" office:value-type="float" office:value="607970" calcext:value-type="float">
            <text:p>6079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7820" calcext:value-type="float">
            <text:p>11078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4250" calcext:value-type="float">
            <text:p>1124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5490" calcext:value-type="float">
            <text:p>1185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1800" calcext:value-type="float">
            <text:p>117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0000" calcext:value-type="float">
            <text:p>12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76000" calcext:value-type="float">
            <text:p>267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6000" calcext:value-type="float">
            <text:p>5856000</text:p>
          </table:table-cell>
          <table:table-cell office:value-type="float" office:value="0" calcext:value-type="float">
            <text:p>0</text:p>
          </table:table-cell>
          <table:table-cell office:value-type="float" office:value="20837.1999858044" calcext:value-type="float">
            <text:p>20837.1999858044</text:p>
          </table:table-cell>
          <table:table-cell office:value-type="float" office:value="20837.2" calcext:value-type="float">
            <text:p>20837.2</text:p>
          </table:table-cell>
          <table:table-cell office:value-type="float" office:value="0.000014195557" calcext:value-type="float">
            <text:p>0.000014195557</text:p>
          </table:table-cell>
          <table:table-cell office:value-type="float" office:value="62102.3999042304" calcext:value-type="float">
            <text:p>62102.3999042304</text:p>
          </table:table-cell>
          <table:table-cell office:value-type="float" office:value="62680" calcext:value-type="float">
            <text:p>62680</text:p>
          </table:table-cell>
          <table:table-cell office:value-type="float" office:value="577.600095769631" calcext:value-type="float">
            <text:p>577.600095769631</text:p>
          </table:table-cell>
          <table:table-cell table:number-columns-repeated="16353"/>
        </table:table-row>
        <table:table-row table:style-name="ro1">
          <table:table-cell table:style-name="ce4" office:value-type="string" calcext:value-type="string">
            <text:p>Tranportation cost</text:p>
          </table:table-cell>
          <table:table-cell table:style-name="ce9" office:value-type="float" office:value="370" calcext:value-type="float">
            <text:p>370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720" calcext:value-type="float">
            <text:p>720</text:p>
          </table:table-cell>
          <table:table-cell table:style-name="ce12" office:value-type="float" office:value="720" calcext:value-type="float">
            <text:p>7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2" office:value-type="float" office:value="750" calcext:value-type="float">
            <text:p>75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50" calcext:value-type="float">
            <text:p>7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2" office:value-type="float" office:value="1180" calcext:value-type="float">
            <text:p>118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673018.8" calcext:value-type="float">
            <text:p>673018.8</text:p>
          </table:table-cell>
          <table:table-cell table:style-name="ce12" office:value-type="float" office:value="673018.8" calcext:value-type="float">
            <text:p>673018.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2" office:value-type="float" office:value="1541879.6" calcext:value-type="float">
            <text:p>1541879.6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3529626.4" calcext:value-type="float">
            <text:p>3529626.4</text:p>
          </table:table-cell>
          <table:table-cell table:style-name="ce12" office:value-type="float" office:value="3529626.4" calcext:value-type="float">
            <text:p>3529626.4</text:p>
          </table:table-cell>
          <table:table-cell table:style-name="ce15" office:value-type="float" office:value="0" calcext:value-type="float">
            <text:p>0</text:p>
          </table:table-cell>
          <table:table-cell table:style-name="ce31" office:value-type="float" office:value="300" calcext:value-type="float">
            <text:p>300</text:p>
          </table:table-cell>
          <table:table-cell table:style-name="ce32" office:value-type="float" office:value="300" calcext:value-type="float">
            <text:p>30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630" calcext:value-type="float">
            <text:p>630</text:p>
          </table:table-cell>
          <table:table-cell table:style-name="ce32" office:value-type="float" office:value="630" calcext:value-type="float">
            <text:p>63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Excel_20_Built-in_20_20_25__20_-_20_Accent1" style:display-name="Excel Built-in 20% - Accent1" style:family="table-cell" style:parent-style-name="Default">
      <style:table-cell-properties fo:background-color="#deebf7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ae3f3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dd7e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4c7e7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dc3e6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8faad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5b9bd5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472c4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01:03:40.0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lidation_5f_snp_5f_anylogistix_5f_cmp" style:display-name="PageStyle_validation_snp_anylogistix_c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ushar</meta:initial-creator>
    <meta:creation-date>2026-04-11T12:09:05</meta:creation-date>
    <dc:date>2026-04-12T01:05:02.739000000</dc:date>
    <meta:editing-duration>PT8M22S</meta:editing-duration>
    <meta:editing-cycles>2</meta:editing-cycles>
    <meta:generator>LibreOffice/24.2.3.2$Windows_X86_64 LibreOffice_project/433d9c2ded56988e8a90e6b2e771ee4e6a5ab2ba</meta:generator>
    <meta:document-statistic meta:table-count="1" meta:cell-count="642" meta:object-count="0"/>
    <meta:user-defined meta:name="AppVersion">16.0300</meta:user-defined>
  </office:meta>
</office:document-meta>
</file>